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3d34eb" officeooo:paragraph-rsid="000275c7" style:font-size-asian="12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383fe9" officeooo:paragraph-rsid="000275c7" style:font-size-asian="12pt" style:font-weight-asian="bold" style:font-size-complex="12pt" style:font-weight-complex="bold"/>
    </style:style>
    <style:style style:name="P3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39b877" officeooo:paragraph-rsid="000275c7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3bb5f6" officeooo:paragraph-rsid="000275c7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3c7169" officeooo:paragraph-rsid="000275c7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39b877" officeooo:paragraph-rsid="000275c7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12970f7"/>
    </style:style>
    <style:style style:name="T2" style:family="text">
      <style:text-properties officeooo:rsid="031e0a29"/>
    </style:style>
    <style:style style:name="T3" style:family="text">
      <style:text-properties officeooo:rsid="0039b877"/>
    </style:style>
    <style:style style:name="T4" style:family="text">
      <style:text-properties officeooo:rsid="010b69a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12801d1" style:font-style-asian="italic" style:font-style-complex="italic"/>
    </style:style>
    <style:style style:name="T7" style:family="text">
      <style:text-properties style:font-style-asian="italic" style:font-style-complex="italic"/>
    </style:style>
    <style:style style:name="T8" style:family="text">
      <style:text-properties officeooo:rsid="012801d1"/>
    </style:style>
    <style:style style:name="T9" style:family="text">
      <style:text-properties officeooo:rsid="00383fe9"/>
    </style:style>
    <style:style style:name="T10" style:family="text">
      <style:text-properties officeooo:rsid="031f6f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Седьмого утром я зашёл за ней — мы тоже выйдем в город.</text:p>
      <text:p text:style-name="P2">Она наводила марафет — карандашом по бровям, тушью по векам.</text:p>
      <text:p text:style-name="P2">Мы были одни, но когда я полез с объятиями, она отклонилась и сказала — зачем? <text:s/></text:p>
      <text:p text:style-name="P2">Хата и так будет наша, вот только...</text:p>
      <text:p text:style-name="P2">Я обмер — неужто скажет, что у неё менструация?</text:p>
      <text:p text:style-name="P2">Короче, если я хочу чтоб было, ну, сам знаю <text:span text:style-name="T2">что, то</text:span> я должен выполнить одно условие.</text:p>
      <text:p text:style-name="P2">- Что? Говори!</text:p>
      <text:p text:style-name="P2">Сейчас, перед выходом в город, она накрасит мне глаза.</text:p>
      <text:p text:style-name="P2">Ни хрена себе!.. </text:p>
      <text:p text:style-name="P2">Хотя хорошо, что не менструация...</text:p>
      <text:p text:style-name="P2"/>
      <text:p text:style-name="P2">Геракл бы меня понял. Его — победителя немейского льва, лернейской гидры, критского быка и прочих чудищ, одна бабёнка, <text:span text:style-name="T3">Омфала, заставила обрядиться в женское платье и прясть куделю в гинекее, поправ всякое мужское достоинство. </text:span></text:p>
      <text:p text:style-name="P3">Хоть в чём-то и я сравняюсь с этим нечеловечески сильным полубогом.</text:p>
      <text:p text:style-name="P3">Я — согласен!</text:p>
      <text:p text:style-name="P3">Синие тени положила она мне на веки, чёрной полоской туши провела стрелки поверх ресниц.</text:p>
      <text:p text:style-name="P3">И мы вышли в город.</text:p>
      <text:p text:style-name="P3"/>
      <text:p text:style-name="P6"><text:span text:style-name="T4">(...э</text:span>то теперь, после «голубых» и «розовых» революций, после возведения <text:span text:style-name="T4">Э</text:span>лтона Джона в рыцарский чин, после душки пирата Джека Воробья люди стали понятливее.</text:p>
      <text:p text:style-name="P6">В те времена им требовалось два, а то и три взгляда, чтоб догадаться что во мне <text:span text:style-name="T4">что-то </text:span>не так.</text:p>
      <text:p text:style-name="P6">Потом кто пожимал плечами, <text:span text:style-name="T4">а</text:span> кто-то смеялся...<text:span text:style-name="T4">)</text:span></text:p>
      <text:p text:style-name="P6"/>
      <text:p text:style-name="P3">Боря Сакун, вышедший из своей пятиэтажки на Зеленчаке, бодро приветствовал меня, но, приглядевшись, вдруг поменялся в лице. </text:p>
      <text:p text:style-name="P3">Неподдельный испуг исказил поношенные черты лица мастера, недопроизнесённое «волосатик!» застряло в глотке и он убежал обратно в здание своего места жительства.</text:p>
      <text:p text:style-name="P3"/>
      <text:p text:style-name="P6"><text:span text:style-name="T4">(...а</text:span> ведь это человек пережи<text:span text:style-name="T4">вший</text:span> разгул бандитизма со всякими там «чёрными кошками» в послевоенном Конотопе!</text:p>
      <text:p text:style-name="P6">Или именно поэтому?..<text:span text:style-name="T4">)</text:span></text:p>
      <text:p text:style-name="P6"/>
      <text:p text:style-name="P3">- Ты больной и не лечишься,- без обиняков заявила встреченная нами моя младшая сестра Наташа.</text:p>
      <text:p text:style-name="P3"><text:span text:style-name="T5"><text:tab/><text:tab/><text:tab/>«...</text:span><text:span text:style-name="T6">а мне плевать </text:span><text:span text:style-name="T7">— </text:span><text:span text:style-name="T6">мне очень хочется</text:span><text:span text:style-name="T5">..</text:span>.»</text:p>
      <text:p text:style-name="P3">В <text:span text:style-name="T2">Ц</text:span>ентральном парке на Миру Ольга достала свою косметичку и смыла с меня раскраску.</text:p>
      <text:p text:style-name="P3">Хватит Гераклом прикидываться.</text:p>
      <text:p text:style-name="P3">Потом подошла Чепина подружка Нина со своей подружкой Ирой и они втроём ушли поискать место для курения.</text:p>
      <text:p text:style-name="P3">Ко мне подвалили знакомые хлопцы с Посёлка. </text:p>
      <text:p text:style-name="P4">Они уже полным ходом праздновали. Им было хорошо. </text:p>
      <text:p text:style-name="P4">Они хотели, чтобы и Орфею с Посёлка тоже было хорошо. </text:p>
      <text:p text:style-name="P4">Они содрали крышку с непочатой винной бутылки и протянули её мне.</text:p>
      <text:p text:style-name="P4">За всё в этой жизни приходится платить, даже за популярность.</text:p>
      <text:p text:style-name="P4">Я прощально посмотрел на солнце, запрокинул бутылку и начал пить с горлá.</text:p>
      <text:p text:style-name="P4">Потом бутылка пошла по кругу. </text:p>
      <text:p text:style-name="P4">Потом мы пошли к гастроному ещё за вином. </text:p>
      <text:p text:style-name="P4"><text:soft-page-break/>Потом мне <text:span text:style-name="T8">стало</text:span> плохо и я ушёл домой.</text:p>
      <text:p text:style-name="P4">Проснулся я в маленьком сарае на железной кровати, что перекочевала на место «<text:span text:style-name="T4">я</text:span>вы», когда Архипенки съехали в свою квартиру.</text:p>
      <text:p text:style-name="P4">Мой «дачный» сезон уже миновал, но кровать оставалась в сарае. И, кстати, оказалась очень кстати.</text:p>
      <text:p text:style-name="P4">Проснулся я в плаще и обуви, но это не важно — кровать без белья. </text:p>
      <text:p text:style-name="P4">Важно, что я не проспал. Сегодня <text:span text:style-name="T4">мы </text:span>играем прощальные танцы в Парке.</text:p>
      <text:p text:style-name="P4">Только туда ещё надо дойти, а меня так корёжит, во рту пакостно сургучный привкус и ломит в затылке.</text:p>
      <text:p text:style-name="P4">Я всё-таки дошёл, когда все уже таскали аппаратуру.</text:p>
      <text:p text:style-name="P4">Лёха начал <text:span text:style-name="T2">возбухать</text:span>, что <text:span text:style-name="T2">я </text:span>опаздываю и Ольга <text:span text:style-name="T2">тоже </text:span>прицепилась: «Куда ты там делся?»</text:p>
      <text:p text:style-name="P4">Я объяснил, что мне очень плохо и Лёха сказал, что мне надо выпить и — пройдёт.</text:p>
      <text:p text:style-name="P4">Меня передёрнуло от одной лишь мысли, но Ольга с Лёхой стали смеяться, а Юрк<text:span text:style-name="T2">ó</text:span> — тот с виду пацан, который у Ольги в адьютантах, сгонял в гастроном и принёс вино.</text:p>
      <text:p text:style-name="P4">Я заставил себя сделать несколько глотков и — о, чудо! <text:span text:style-name="T9">—</text:span>я ожил.</text:p>
      <text:p text:style-name="P4">Всё как рукой сняло. </text:p>
      <text:p text:style-name="P4">Ольга, Лёха и Юрк<text:span text:style-name="T2">ó</text:span> допили бальзам и мы начали играть танцы.</text:p>
      <text:p text:style-name="P4"/>
      <text:p text:style-name="P5">Танцы закончены, аппаратура перевезена в кассу.</text:p>
      <text:p text:style-name="P5">Мы с Ольгой вышли из Парка <text:s/>и, свернув налево, прошли до её переулка. </text:p>
      <text:p text:style-name="P5">Вот и третья хата от угла. </text:p>
      <text:p text:style-name="P5">Я по-хозяйски подвожу Ольгу к калитке и она вдруг — отшатывается...</text:p>
      <text:p text:style-name="P5"/>
      <text:p text:style-name="P5">По возрасту я на два года старше Ольги, но мне всегда казалось, что наоборот.</text:p>
      <text:p text:style-name="P5">Она знала больше <text:span text:style-name="T2">всего </text:span>того, что я вычитал в книгах. <text:span text:style-name="T2">И у</text:span> неё был авторитет.</text:p>
      <text:p text:style-name="P5">Если кого-то из подружек нашего окружения задевали посторонние чувихи, то она обращалась к Ольге за помощью. Ольга шла и ставила тупых на место.</text:p>
      <text:p text:style-name="P1">Редкий вечер на танцах обходился без драк.</text:p>
      <text:p text:style-name="P1">Играем и вдруг с площадки многоголосый долгий визг, но совершенно не в такт тому, что мы играем.</text:p>
      <text:p text:style-name="P1">В плотной массе отдыхающей молодёжи образуется круг свободного пространства, где мельтешат кулаки. </text:p>
      <text:p text:style-name="P1">Взвихренный круг быстро перемещается по танцплощадке, сопровождаясь визгом девушек, уступающих ему место.</text:p>
      <text:p text:style-name="P1">Мы прекращаем играть и призываем дорогих друзей к соблюдению порядка.</text:p>
      <text:p text:style-name="P1">Побеждённый в одиночку или в кольце друзей проталкивается на выход. </text:p>
      <text:p text:style-name="P1">Чепа задаёт темп палочкой о палочку и мы начинаем играть следующий номер.</text:p>
      <text:p text:style-name="P1">Девушки на площадке не дрались, они приглашали друг дружку выйти.</text:p>
      <text:p text:style-name="P1">Ольга вышла всего пару раз и стала авторитетом, <text:span text:style-name="T8">потому что в Феодосии она с тринадцати <text:s/>лет ходила на танцы и время на пустые разговоры не тратила</text:span>.</text:p>
      <text:p text:style-name="P1"><text:s/>Теперь если какая-то отмороженная задевала подружек нашего круга, упоминание имени Ольги заставляло её осознать свою промашку и она затыкалась.</text:p>
      <text:p text:style-name="P1"/>
      <text:p text:style-name="P1"><text:span text:style-name="T8">А ещё Ольга казалась старше из-за</text:span> <text:span text:style-name="T8">внимательного </text:span>к <text:span text:style-name="T8">ней </text:span>отношени<text:span text:style-name="T8">я</text:span> со стороны мужиков.</text:p>
      <text:p text:style-name="P1">Одни раз после танцев, когда мы сматывали шнуры и кабели на сцене, на площадку забежал перепуганный хлопец, пересёк её и перемахнул через ограду в Парк.</text:p>
      <text:p text:style-name="P1">В последний момент преследовавший его здоровяк лет под тридцать успел нанести удар вдогонку и беглец неловко свалился в кусты, но <text:span text:style-name="T10">сразу же</text:span> вскочил и убежал.</text:p>
      <text:p text:style-name="P1">- Ещё поймаю, сука!- <text:span text:style-name="T4">с</text:span>казал триумфатор и, обращаясь к стоявшей возле сцены Ольге, добавил:</text:p>
      <text:p text:style-name="P1">- Правильно, рыжая?</text:p>
      <text:p text:style-name="P1">- Сам ты это слово,- дипломатично ответила Ольга и тот кичливо покинул танцплощадку.</text:p>
      <text:p text:style-name="P1"><text:soft-page-break/></text:p>
      <text:p text:style-name="P1">Вот из-за всего такого я и чувствовал себя младше неё. </text:p>
      <text:p text:style-name="P1">Но в тот миг, когда она вздрогнула у калитки тёмной хаты, <text:span text:style-name="T1">это ощущение исчезло и </text:span>всё стало на свои места.</text:p>
      <text:p text:style-name="P1">Рядом с её испугом я почувствовал себя старше и сильнее неё. Мне стало её жалко. Ведь младших надо оберегать и защищать. </text:p>
      <text:p text:style-name="P1"/>
      <text:p text:style-name="P1">Даже от самих себя.</text:p>
      <text:p text:style-name="P1">Я покровительственно обнял напуганную девчонку и, не заходя во двор, ушёл.</text:p>
      <text:p text:style-name="P1">По пути на Нежинскую я знал, что поступил правильно и был доволен собой, но, в то же время, не мог не согласиться с диагнозом от моей сестры Наташи «<text:span text:style-name="T1">ты </text:span>больной — и не лечишься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8:18:39.901486340</meta:creation-date>
    <dc:date>2017-03-01T18:18:49.045118289</dc:date>
    <dc:creator>sehrguey </dc:creator>
    <meta:editing-duration>PT9S</meta:editing-duration>
    <meta:editing-cycles>1</meta:editing-cycles>
    <meta:document-statistic meta:table-count="0" meta:image-count="0" meta:object-count="0" meta:page-count="3" meta:paragraph-count="77" meta:word-count="970" meta:character-count="5941" meta:non-whitespace-character-count="5011"/>
    <meta:generator>LibreOffice/4.3.3.2$Linux_x86 LibreOffice_project/430m0$Build-2</meta:generator>
  </office:meta>
</office:document-meta>
</file>